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6491000039AD345C2CF6.svm"/>
  <manifest:file-entry manifest:media-type="" manifest:full-path="Pictures/20000007000002CB00000296D12AC6D0.svm"/>
  <manifest:file-entry manifest:media-type="" manifest:full-path="Pictures/20000007000013BF00000FD1A4A2E357.svm"/>
  <manifest:file-entry manifest:media-type="" manifest:full-path="Pictures/2000000700000CD200000758BEF1D32D.svm"/>
  <manifest:file-entry manifest:media-type="" manifest:full-path="Pictures/20000007000013D90000140EEBC8A056.svm"/>
  <manifest:file-entry manifest:media-type="" manifest:full-path="Pictures/200000070000610D00003717615FB1F2.svm"/>
  <manifest:file-entry manifest:media-type="" manifest:full-path="Pictures/2000000700005D06000016D8C039E159.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agraph-properties fo:text-align="center"/>
    </style:style>
    <style:style style:name="P2" style:family="paragraph" style:parent-style-name="Footer">
      <style:paragraph-properties fo:text-align="end" style:justify-single-word="false"/>
    </style:style>
    <style:style style:name="P3" style:family="paragraph" style:parent-style-name="Standard">
      <style:text-properties style:font-name="Arial" fo:font-size="11pt" fo:font-weight="bold" style:font-size-asian="11pt" style:font-weight-asian="bold" style:font-size-complex="11pt" style:font-weight-complex="bold"/>
    </style:style>
    <style:style style:name="P4" style:family="paragraph" style:parent-style-name="Standard">
      <style:text-properties style:font-name="Arial" fo:font-size="11pt" style:font-size-asian="11pt" style:font-size-complex="11pt"/>
    </style:style>
    <style:style style:name="P5" style:family="paragraph" style:parent-style-name="Standard">
      <style:paragraph-properties fo:text-align="center" style:justify-single-word="false"/>
      <style:text-properties style:font-name="Arial" fo:font-size="11pt" style:font-size-asian="11pt" style:font-size-complex="11pt"/>
    </style:style>
    <style:style style:name="P6" style:family="paragraph" style:parent-style-name="Standard">
      <style:text-properties style:font-name="Arial" fo:font-size="11pt" fo:font-weight="normal" style:font-size-asian="11pt" style:font-weight-asian="normal" style:font-size-complex="11pt" style:font-weight-complex="normal"/>
    </style:style>
    <style:style style:name="P7" style:family="paragraph" style:parent-style-name="Standard">
      <style:text-properties fo:color="#000000" style:font-name="Arial" fo:font-size="11pt" style:font-size-asian="11pt" style:font-size-complex="11pt"/>
    </style:style>
    <style:style style:name="P8" style:family="paragraph" style:parent-style-name="Standard">
      <style:paragraph-properties fo:padding="0.049cm" fo:border-left="none" fo:border-right="none" fo:border-top="none" fo:border-bottom="0.002cm solid #000000" style:shadow="none"/>
      <style:text-properties style:font-name="Arial" fo:font-size="16pt" fo:font-weight="bold" style:font-size-asian="16pt" style:font-weight-asian="bold" style:font-size-complex="16pt" style:font-weight-complex="bold"/>
    </style:style>
    <style:style style:name="P9" style:family="paragraph" style:parent-style-name="Standard">
      <style:text-properties fo:color="#000000" style:font-name="Arial" fo:font-size="11pt" style:font-size-asian="11pt" style:font-size-complex="11pt"/>
    </style:style>
    <style:style style:name="P10" style:family="paragraph">
      <style:text-properties fo:font-size="10pt" fo:font-style="italic" fo:font-weight="bold" style:font-size-asian="10pt" style:font-style-asian="italic" style:font-weight-asian="bold" style:font-size-complex="10pt" style:font-style-complex="italic" style:font-weight-complex="bold"/>
    </style:style>
    <style:style style:name="P11" style:family="paragraph">
      <style:text-properties fo:color="#ff0000" style:font-name="Arial" fo:font-size="8pt" style:font-size-asian="8pt" style:font-size-complex="8pt"/>
    </style:style>
    <style:style style:name="T1" style:family="text">
      <style:text-properties fo:color="#000000"/>
    </style:style>
    <style:style style:name="T2" style:family="text">
      <style:text-properties fo:font-weight="bold" style:font-weight-asian="bold" style:font-weight-complex="bold"/>
    </style:style>
    <style:style style:name="T3" style:family="text">
      <style:text-properties fo:color="#ff0000"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fo:font-size="10pt" fo:font-style="italic" fo:font-weight="bold" style:font-size-asian="10pt" style:font-style-asian="italic" style:font-weight-asian="bold" style:font-size-complex="10pt" style:font-style-complex="italic" style:font-weight-complex="bold"/>
    </style:style>
    <style:style style:name="T6" style:family="text">
      <style:text-properties fo:color="#ff0000" style:font-name="Arial" fo:font-size="8pt" style:font-size-asian="8pt" style:font-size-complex="8pt"/>
    </style:style>
    <style:style style:name="fr1" style:family="graphic" style:parent-style-name="Graphics">
      <style:graphic-properties style:run-through="foreground" style:wrap="dynamic" style:number-wrapped-paragraphs="no-limit" style:wrap-contour="false" style:vertical-pos="from-top" style:vertical-rel="page" style:horizontal-pos="from-left"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dash" draw:stroke-dash="Ultrafine_20_Dashed" svg:stroke-color="#ff0000" draw:marker-end="Fin_20_de_20_línea_20_2" draw:textarea-horizontal-align="center" draw:textarea-vertical-align="middle"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2" style:family="graphic">
      <style:graphic-properties draw:stroke="dash" draw:stroke-dash="Ultrafine_20_Dashed" svg:stroke-width="0.049cm" svg:stroke-color="#ff0000" draw:fill="none" draw:fill-color="#ffffff" draw:textarea-vertical-align="middle" draw:auto-grow-width="true" fo:min-height="1.208cm" fo:min-width="13.3cm" fo:padding-top="0.101cm" fo:padding-bottom="0.101cm" fo:padding-left="0.101cm" fo:padding-right="0.101cm" style:run-through="foreground" style:wrap="none" style:vertical-pos="from-top" style:vertical-rel="paragraph" style:horizontal-pos="from-left" style:horizontal-rel="paragraph" draw:wrap-influence-on-position="once-concurrent" style:flow-with-text="false"/>
    </style:style>
    <style:style style:name="gr3" style:family="graphic">
      <style:graphic-properties draw:stroke="dash" draw:stroke-dash="Ultrafine_20_Dashed" svg:stroke-width="0.049cm" svg:stroke-color="#ff0000" draw:fill="none" draw:fill-color="#ffffff" draw:textarea-vertical-align="middle" draw:auto-grow-width="true" fo:min-height="1.208cm" fo:min-width="13.3cm" fo:padding-top="0.101cm" fo:padding-bottom="0.101cm" fo:padding-left="0.101cm" fo:padding-right="0.10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draw:stroke-dash="Ultrafine_20_Dashed" svg:stroke-color="#ff0000"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solid" draw:stroke-dash="Ultrafine_20_Dashed" svg:stroke-color="#ff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683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áficos1" text:anchor-type="page" text:anchor-page-number="1" svg:x="2.859cm" svg:y="10.038cm" svg:width="3.283cm" svg:height="1.88cm" draw:z-index="2">
        <draw:image xlink:href="Pictures/2000000700000CD200000758BEF1D32D.svm" xlink:type="simple" xlink:show="embed" xlink:actuate="onLoad"/>
      </draw:frame>
      <draw:line text:anchor-type="page" text:anchor-page-number="1" draw:z-index="3" draw:style-name="gr1" draw:text-style-name="P1" svg:x1="6.14cm" svg:y1="10.957cm" svg:x2="7.107cm" svg:y2="10.957cm">
        <text:p/>
      </draw:line>
      <draw:line text:anchor-type="page" text:anchor-page-number="1" draw:z-index="4" draw:style-name="gr1" draw:text-style-name="P1" svg:x1="11.264cm" svg:y1="10.719cm" svg:x2="12.231cm" svg:y2="10.719cm">
        <text:p/>
      </draw:line>
      <text:p text:style-name="P3">FABRI SIS</text:p>
      <text:p text:style-name="P3">SISTEMA DE GESTIÓN DE PROYECTOS, INVENTARIO Y PARTES</text:p>
      <text:p text:style-name="P4"/>
      <text:p text:style-name="P4"/>
      <text:p text:style-name="P8"/>
      <text:p text:style-name="P8">Carga de Recepciones</text:p>
      <text:p text:style-name="P4"/>
      <text:p text:style-name="P4">El sistema de carga de recepciones está especialmente pensado para reflejar el ingreso de materiales comprados mediante Órdenes de Compra.</text:p>
      <text:p text:style-name="P4">Una vez que haya ingresado al sistema, deberá acceder al módulo de <text:span text:style-name="T2">Inventario </text:span>haciendo click en el nombre del módulo ubicado en el menú de sistema en el margen izquierdo de la pantalla. Seguidamente se mostrarán en el mismo menú los submódulos de Inventario disponibles, y nos dirigiremos a <text:span text:style-name="T2">“Recepciones”</text:span>. A continuación, ingresaremos a la pantalla de carga de Recepciones , haciendo click en <text:span text:style-name="T2">“Carga de recepciones”</text:span>.</text:p>
      <text:p text:style-name="P4"><draw:frame draw:style-name="fr2" draw:name="gráficos5" text:anchor-type="paragraph" svg:x="5.327cm" svg:y="0.34cm" svg:width="3.761cm" svg:height="3.985cm" draw:z-index="5"><draw:image xlink:href="Pictures/20000007000013D90000140EEBC8A056.svm" xlink:type="simple" xlink:show="embed" xlink:actuate="onLoad"/></draw:frame><draw:frame draw:style-name="fr2" draw:name="gráficos6" text:anchor-type="paragraph" svg:x="10.446cm" svg:y="0.407cm" svg:width="3.487cm" svg:height="3.226cm" draw:z-index="6"><draw:image xlink:href="Pictures/20000007000013BF00000FD1A4A2E357.svm" xlink:type="simple" xlink:show="embed" xlink:actuate="onLoad"/></draw:frame></text:p>
      <text:p text:style-name="P4"/>
      <text:p text:style-name="P4">La pantalla de carga de Recepciones nos mostrará la cabecera de una recepción vacia, cuyos datos deberemos completar para grabar la recepción.</text:p>
      <text:p text:style-name="P4">Para grabar la recepción deberemos completar por lo menos el proveedor asociado a la misma.</text:p>
      <text:p text:style-name="P4"><draw:frame text:anchor-type="paragraph" draw:z-index="1" draw:style-name="gr3" draw:text-style-name="P10" svg:width="15.128cm" svg:height="1.553cm" svg:x="0.931cm" svg:y="0.289cm"><draw:text-box><text:p><text:span text:style-name="T5">IMPORTANTE:</text:span></text:p><text:p><text:span text:style-name="T5">La Recepción representa un remito de un proveedor, por lo tanto no podrá cargar artículos comprados</text:span></text:p><text:p><text:span text:style-name="T5">a más de un proveedor en una única recepción.</text:span></text:p></draw:text-box></draw:frame></text:p>
      <text:p text:style-name="P4"/>
      <text:p text:style-name="P4"/>
      <text:p text:style-name="P4"/>
      <text:p text:style-name="P4"/>
      <text:p text:style-name="P5"><draw:rect text:anchor-type="paragraph" draw:z-index="7" draw:style-name="gr4" draw:text-style-name="P1" svg:width="5.093cm" svg:height="0.398cm" svg:x="11.516cm" svg:y="6.523cm"><text:p/></draw:rect><draw:line text:anchor-type="paragraph" draw:z-index="11" draw:style-name="gr5" draw:text-style-name="P1" svg:x1="16.609cm" svg:y1="6.766cm" svg:x2="17.65cm" svg:y2="6.766cm"><text:p/></draw:line><draw:line text:anchor-type="paragraph" draw:z-index="12" draw:style-name="gr5" draw:text-style-name="P1" svg:x1="17.649cm" svg:y1="6.766cm" svg:x2="17.649cm" svg:y2="7.433cm"><text:p/></draw:line><draw:frame text:anchor-type="paragraph" draw:z-index="13" draw:style-name="gr6" draw:text-style-name="P11" svg:width="1.521cm" svg:height="1.114cm" svg:x="16.967cm" svg:y="7.56cm"><draw:text-box><text:p><text:span text:style-name="T6">Botones de acción de detalle</text:span></text:p></draw:text-box></draw:frame><draw:rect text:anchor-type="paragraph" draw:z-index="14" draw:style-name="gr4" draw:text-style-name="P1" svg:width="14.309cm" svg:height="0.338cm" svg:x="2.335cm" svg:y="7.096cm"><text:p/></draw:rect><draw:line text:anchor-type="paragraph" draw:z-index="15" draw:style-name="gr5" draw:text-style-name="P1" svg:x1="0.959cm" svg:y1="7.404cm" svg:x2="2.335cm" svg:y2="7.404cm"><text:p/></draw:line><draw:line text:anchor-type="paragraph" draw:z-index="16" draw:style-name="gr5" draw:text-style-name="P1" svg:x1="0.959cm" svg:y1="7.404cm" svg:x2="0.959cm" svg:y2="7.954cm"><text:p/></draw:line><draw:frame text:anchor-type="paragraph" draw:z-index="17" draw:style-name="gr6" draw:text-style-name="P11" svg:width="2.054cm" svg:height="0.743cm" svg:x="0.152cm" svg:y="7.929cm"><draw:text-box><text:p><text:span text:style-name="T6">Descripción de detalle</text:span></text:p></draw:text-box></draw:frame><draw:frame draw:style-name="fr3" draw:name="gráficos2" text:anchor-type="as-char" svg:y="-3.965cm" svg:width="16.222cm" svg:height="9.105cm" draw:z-index="8"><draw:image xlink:href="Pictures/2000000700006491000039AD345C2CF6.svm" xlink:type="simple" xlink:show="embed" xlink:actuate="onLoad"/></draw:frame></text:p>
      <text:p text:style-name="P4"><text:soft-page-break/>Podremos indicar el legajo de quién recibió los materiales si es alguien distinto a quien carga la recepción, pero no es obligatorio hacerlo. En caso de no conocer el legajo, podremos recurrir al ícono <draw:frame draw:style-name="fr4" draw:name="gráficos8" text:anchor-type="as-char" svg:width="0.506cm" svg:height="0.527cm" draw:z-index="9"><draw:image xlink:href="Pictures/20000007000002CB00000296D12AC6D0.svm" xlink:type="simple" xlink:show="embed" xlink:actuate="onLoad"/></draw:frame> que se encuentra a la derecha del campo. Esto nos llevará a una ventana que nos permitirá buscar el número de legajo a través del nombre de la persona.</text:p>
      <text:p text:style-name="P4"/>
      <text:p text:style-name="P4">Una vez indicado el proveedor, cuyo número puede indicarse directamente o a través del ícono <draw:frame draw:style-name="fr4" draw:name="gráficos3" text:anchor-type="as-char" svg:width="0.506cm" svg:height="0.527cm" draw:z-index="10"><draw:image xlink:href="Pictures/20000007000002CB00000296D12AC6D0.svm" xlink:type="simple" xlink:show="embed" xlink:actuate="onLoad"/></draw:frame>, y el número y fecha del remito (a la derecha de la pantalla), debemos indicar qué materiales se están recibiendo. Para hacer esto hacemos click en el botón <text:span text:style-name="T2">“Agregar”</text:span><text:span text:style-name="T4"> de la barra de título de “Artículos”.</text:span></text:p>
      <text:p text:style-name="P6"/>
      <text:p text:style-name="P6"><draw:frame draw:style-name="fr5" draw:name="gráficos9" text:anchor-type="paragraph" svg:width="16.999cm" svg:height="9.648cm" draw:z-index="18"><draw:image xlink:href="Pictures/200000070000610D00003717615FB1F2.svm" xlink:type="simple" xlink:show="embed" xlink:actuate="onLoad"/></draw:frame></text:p>
      <text:p text:style-name="P4"/>
      <text:p text:style-name="P4"/>
      <text:p text:style-name="P4">En el detalle, nos dirigiremos al camto de “Nº de detalle – Descripción del artículo”, y, haciendo click en el ícono <draw:frame draw:style-name="fr4" draw:name="gráficos10" text:anchor-type="as-char" svg:width="0.506cm" svg:height="0.527cm" draw:z-index="20"><draw:image xlink:href="Pictures/20000007000002CB00000296D12AC6D0.svm" xlink:type="simple" xlink:show="embed" xlink:actuate="onLoad"/></draw:frame> accederemos a la ventana de búsqueda de los artículos a incorporar.</text:p>
      <text:p text:style-name="P4"/>
      <text:p text:style-name="P4"><draw:frame draw:style-name="fr6" draw:name="gráficos11" text:anchor-type="paragraph" svg:width="16.999cm" svg:height="4.173cm" draw:z-index="19"><draw:image xlink:href="Pictures/2000000700005D06000016D8C039E159.svm" xlink:type="simple" xlink:show="embed" xlink:actuate="onLoad"/></draw:frame></text:p>
      <text:p text:style-name="P4">La pantalla de búsqueda mostrará UNICAMENTE artículos comprados mediante Órdenes de Compra y pendientes de recibirse. <text:span text:style-name="T1">Una vez ubicado el artículo que se desea recibir los seleccionamos haciendo click en el código (subrayado y en azul).</text:span></text:p>
      <text:p text:style-name="P7">El siguiente dato a indicar es la cantidad recibida. La misma debe ser igual o menor a la cantidad pendiente de recepción. </text:p>
      <text:p text:style-name="P7"/>
      <text:p text:style-name="P7"><text:soft-page-break/></text:p>
      <text:p text:style-name="P7"><draw:frame text:anchor-type="paragraph" draw:z-index="0" draw:style-name="gr2" draw:text-style-name="P10" svg:width="14.996cm" svg:height="2.003cm" svg:x="1.007cm" svg:y="0.245cm"><draw:text-box><text:p><text:span text:style-name="T5">IMPORTANTE:</text:span></text:p><text:p><text:span text:style-name="T5">Si el proveedor envió una cantidad superior a la pedida (por ejemplo: se compran 100 Kgs. de hierro, </text:span></text:p><text:p><text:span text:style-name="T5">y el proveedor en via 105 Kgs.), se debe consignar en el campo “Cantidad” lo pedido (los 100 Kgs.) </text:span></text:p><text:p><text:span text:style-name="T5">y en el campo“Excedido” la DIFERENCIA <text:s/>(5 Kg).</text:span></text:p></draw:text-box></draw:frame></text:p>
      <text:p text:style-name="P7">Finalmente debe indicarse en qué almacén se depositarán los materiales recibidos (actualmente sólo está habilitado el almacén principal).</text:p>
      <text:p text:style-name="P7">La “Unidad de medida” debe dejarse en blanco para que el sistema recupere la unidad propia del artículo. Si la unidad de medida consignada por el proveedor fuese distinta de la del artículo, puede cambiarse, siempre y cuando la unidad nueva esté indicada en la tabla de conversiones del sistema. El sistema le indicará si esto es así, no permitiendole confirmar la recepción hasta tener la información completa.</text:p>
      <text:p text:style-name="P7"/>
      <text:p text:style-name="P7">Finalizada la carga de todos los artículos indicados en el remito, grabaremos la información haciendo click en el botón <text:span text:style-name="T2">“Grabar recepción”</text:span><text:span text:style-name="T4">. En este momento </text:span>se debe declarar completa y confirmada la recepción, haciendo click en el botón de <text:span text:style-name="T3">“Completar”</text:span> primero y en el de <text:span text:style-name="T3">“Confirmar”</text:span> luego. </text:p>
      <text:p text:style-name="P7"/>
      <text:p text:style-name="P7">El sistema hará los chequeos de rutina y actualizará el stock de los artículos recibido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marker draw:name="Fin_20_de_20_línea_20_2" draw:display-name="Fin de línea 2" svg:viewBox="0 0 1131 902" svg:d="m564 0-564 902h1131z"/>
    <draw:stroke-dash draw:name="Ultrafine_20_Dashed" draw:display-name="Ultrafine Dashed" draw:style="rect" draw:dots1="1" draw:dots1-length="0.051cm" draw:dots2="1" draw:dots2-length="0.051cm" draw:distance="0.05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text-align="end" style:justify-single-word="false"/>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pm1">
      <style:footer>
        <text:p text:style-name="P1"><text:page-number text:select-page="current">1</text:page-number> de <text:page-count>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meta:initial-creator>Juan Manuel Cortez</meta:initial-creator>
    <meta:creation-date>2008-04-20T11:30:58</meta:creation-date>
    <dc:creator>Juan Manuel Cortez</dc:creator>
    <dc:date>2008-06-25T16:04:00</dc:date>
    <meta:printed-by>Juan Manuel Cortez</meta:printed-by>
    <meta:print-date>2008-04-20T13:13:45</meta:print-date>
    <meta:editing-cycles>12</meta:editing-cycles>
    <meta:editing-duration>PT18H45M27S</meta:editing-duration>
    <meta:user-defined meta:name="Info 1"/>
    <meta:user-defined meta:name="Info 2"/>
    <meta:user-defined meta:name="Info 3"/>
    <meta:user-defined meta:name="Info 4"/>
    <meta:document-statistic meta:table-count="0" meta:image-count="9" meta:object-count="0" meta:page-count="3" meta:paragraph-count="18" meta:word-count="487" meta:character-count="2999"/>
  </office:meta>
</office:document-meta>
</file>